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officeooo:rsid="0005a843" officeooo:paragraph-rsid="0008b0c1"/>
    </style:style>
    <style:style style:name="P2" style:family="paragraph" style:parent-style-name="Text_20_body">
      <style:text-properties fo:font-weight="bold" officeooo:rsid="001016ea" officeooo:paragraph-rsid="0008b0c1" style:font-weight-asian="bold" style:font-weight-complex="bold"/>
    </style:style>
    <style:style style:name="P3" style:family="paragraph" style:parent-style-name="Text_20_body">
      <style:text-properties fo:font-weight="bold" officeooo:rsid="0025e4ee" officeooo:paragraph-rsid="0008b0c1" style:font-weight-asian="bold" style:font-weight-complex="bold"/>
    </style:style>
    <style:style style:name="P4" style:family="paragraph" style:parent-style-name="Text_20_body">
      <style:text-properties officeooo:rsid="0005a843" officeooo:paragraph-rsid="0008b0c1"/>
    </style:style>
    <style:style style:name="P5" style:family="paragraph" style:parent-style-name="Text_20_body">
      <style:text-properties fo:font-weight="normal" officeooo:rsid="0013ae55" officeooo:paragraph-rsid="0008b0c1" style:font-weight-asian="normal" style:font-weight-complex="normal"/>
    </style:style>
    <style:style style:name="P6" style:family="paragraph" style:parent-style-name="Text_20_body">
      <style:text-properties fo:font-weight="normal" officeooo:rsid="00141c38" officeooo:paragraph-rsid="0008b0c1" fo:background-color="#ffff00" style:font-weight-asian="normal" style:font-weight-complex="normal"/>
    </style:style>
    <style:style style:name="P7" style:family="paragraph" style:parent-style-name="Text_20_body">
      <style:text-properties officeooo:paragraph-rsid="0008b0c1"/>
    </style:style>
    <style:style style:name="P8" style:family="paragraph" style:parent-style-name="Text_20_body">
      <style:text-properties style:font-name="Liberation Serif" fo:font-size="12pt" officeooo:rsid="000e3d50" officeooo:paragraph-rsid="000e3d50" fo:background-color="#ffffff" style:font-size-asian="12pt" style:font-size-complex="12pt"/>
    </style:style>
    <style:style style:name="P9" style:family="paragraph" style:parent-style-name="Standard">
      <style:paragraph-properties fo:margin-top="0cm" fo:margin-bottom="0cm" loext:contextual-spacing="false"/>
      <style:text-properties style:font-name="Liberation Serif" fo:font-size="13pt" fo:font-weight="normal" officeooo:rsid="000ba4b7" officeooo:paragraph-rsid="0008b0c1" fo:background-color="#ffff00" style:font-size-asian="13pt" style:font-weight-asian="normal" style:font-size-complex="13pt" style:font-weight-complex="normal"/>
    </style:style>
    <style:style style:name="P10" style:family="paragraph" style:parent-style-name="Text_20_body">
      <style:paragraph-properties fo:margin-top="0cm" fo:margin-bottom="0cm" loext:contextual-spacing="false"/>
      <style:text-properties officeooo:rsid="00270981" officeooo:paragraph-rsid="0008b0c1" fo:background-color="#ffffff"/>
    </style:style>
    <style:style style:name="P11" style:family="paragraph" style:parent-style-name="Standard">
      <style:text-properties style:font-name="Liberation Serif" fo:font-size="12pt" officeooo:paragraph-rsid="0008b0c1" style:font-size-asian="12pt" style:font-size-complex="12pt"/>
    </style:style>
    <style:style style:name="P12" style:family="paragraph" style:parent-style-name="Standard">
      <style:text-properties style:font-name="Liberation Serif" fo:font-size="13pt" fo:font-weight="normal" officeooo:rsid="000ba4b7" officeooo:paragraph-rsid="0008b0c1" style:font-size-asian="13pt" style:font-weight-asian="normal" style:font-size-complex="13pt" style:font-weight-complex="normal"/>
    </style:style>
    <style:style style:name="P13" style:family="paragraph" style:parent-style-name="Standard">
      <style:text-properties style:font-name="Liberation Serif" fo:font-size="13pt" fo:font-weight="normal" officeooo:rsid="000caa96" officeooo:paragraph-rsid="0008b0c1" style:font-size-asian="13pt" style:font-weight-asian="normal" style:font-size-complex="13pt" style:font-weight-complex="normal"/>
    </style:style>
    <style:style style:name="P14" style:family="paragraph" style:parent-style-name="Standard">
      <style:text-properties style:font-name="Liberation Serif" fo:font-size="13pt" fo:font-weight="bold" officeooo:rsid="000ba4b7" officeooo:paragraph-rsid="0008b0c1" style:font-size-asian="13pt" style:font-weight-asian="bold" style:font-size-complex="13pt" style:font-weight-complex="bold"/>
    </style:style>
    <style:style style:name="P15" style:family="paragraph" style:parent-style-name="Standard">
      <style:text-properties style:font-name="Liberation Serif" fo:font-size="13pt" fo:font-weight="bold" officeooo:rsid="000caa96" officeooo:paragraph-rsid="0008b0c1" style:font-size-asian="13pt" style:font-weight-asian="bold" style:font-size-complex="13pt" style:font-weight-complex="bold"/>
    </style:style>
    <style:style style:name="P16" style:family="paragraph" style:parent-style-name="Standard">
      <style:text-properties officeooo:rsid="00081741" officeooo:paragraph-rsid="0008b0c1"/>
    </style:style>
    <style:style style:name="P17" style:family="paragraph" style:parent-style-name="Standard">
      <style:text-properties fo:font-weight="normal" officeooo:rsid="0013ae55" officeooo:paragraph-rsid="0008b0c1" fo:background-color="#ffff00" style:font-weight-asian="normal" style:font-weight-complex="normal"/>
    </style:style>
    <style:style style:name="P18" style:family="paragraph" style:parent-style-name="Standard">
      <style:text-properties fo:font-weight="normal" officeooo:rsid="00242355" officeooo:paragraph-rsid="0008b0c1" style:font-weight-asian="normal" style:font-weight-complex="normal"/>
    </style:style>
    <style:style style:name="P19" style:family="paragraph" style:parent-style-name="Standard">
      <style:text-properties fo:font-weight="normal" officeooo:rsid="0018a24b" officeooo:paragraph-rsid="0008b0c1" style:font-weight-asian="normal" style:font-weight-complex="normal"/>
    </style:style>
    <style:style style:name="P20" style:family="paragraph" style:parent-style-name="Standard">
      <style:text-properties fo:font-weight="normal" officeooo:rsid="002067c7" officeooo:paragraph-rsid="0008b0c1" style:font-weight-asian="normal" style:font-weight-complex="normal"/>
    </style:style>
    <style:style style:name="P21" style:family="paragraph" style:parent-style-name="Standard">
      <style:text-properties fo:font-weight="normal" officeooo:rsid="0019c719" officeooo:paragraph-rsid="0008b0c1" style:font-weight-asian="normal" style:font-weight-complex="normal"/>
    </style:style>
    <style:style style:name="P22" style:family="paragraph" style:parent-style-name="Standard">
      <style:text-properties fo:font-weight="normal" officeooo:rsid="0009cbea" officeooo:paragraph-rsid="0008b0c1" style:font-weight-asian="normal" style:font-weight-complex="normal"/>
    </style:style>
    <style:style style:name="P23" style:family="paragraph" style:parent-style-name="Standard">
      <style:text-properties fo:font-weight="normal" officeooo:rsid="00071770" officeooo:paragraph-rsid="0008b0c1" style:font-weight-asian="normal" style:font-weight-complex="normal"/>
    </style:style>
    <style:style style:name="P24" style:family="paragraph" style:parent-style-name="Standard">
      <style:text-properties fo:font-weight="bold" officeooo:rsid="0018a24b" officeooo:paragraph-rsid="0008b0c1"/>
    </style:style>
    <style:style style:name="P25" style:family="paragraph" style:parent-style-name="Standard">
      <style:text-properties fo:font-weight="bold" officeooo:rsid="0018a24b" officeooo:paragraph-rsid="0008b0c1" style:font-weight-asian="bold" style:font-weight-complex="bold"/>
    </style:style>
    <style:style style:name="P26" style:family="paragraph" style:parent-style-name="Standard">
      <style:text-properties fo:font-weight="bold" officeooo:rsid="0009cbea" officeooo:paragraph-rsid="0008b0c1" style:font-weight-asian="bold" style:font-weight-complex="bold"/>
    </style:style>
    <style:style style:name="P27" style:family="paragraph" style:parent-style-name="Standard">
      <style:text-properties fo:font-weight="bold" officeooo:rsid="00071770" officeooo:paragraph-rsid="0008b0c1" style:font-weight-asian="bold" style:font-weight-complex="bold"/>
    </style:style>
    <style:style style:name="P28" style:family="paragraph" style:parent-style-name="Standard">
      <style:text-properties fo:font-weight="bold" officeooo:rsid="0005a843" officeooo:paragraph-rsid="0008b0c1" style:font-weight-asian="bold" style:font-weight-complex="bold"/>
    </style:style>
    <style:style style:name="P29" style:family="paragraph" style:parent-style-name="Standard">
      <style:text-properties fo:font-weight="bold" officeooo:rsid="0006ae09" officeooo:paragraph-rsid="0008b0c1" style:font-weight-asian="bold" style:font-weight-complex="bold"/>
    </style:style>
    <style:style style:name="P30" style:family="paragraph" style:parent-style-name="Standard">
      <style:text-properties fo:font-weight="bold" officeooo:paragraph-rsid="0008b0c1" style:font-weight-asian="bold" style:font-weight-complex="bold"/>
    </style:style>
    <style:style style:name="P31" style:family="paragraph" style:parent-style-name="Standard">
      <style:text-properties fo:font-weight="bold" officeooo:rsid="0005a843" officeooo:paragraph-rsid="0008b0c1"/>
    </style:style>
    <style:style style:name="P32" style:family="paragraph" style:parent-style-name="Standard">
      <style:text-properties fo:font-weight="bold" officeooo:rsid="0019c719" officeooo:paragraph-rsid="0008b0c1" fo:background-color="#ffffff" style:font-weight-asian="bold" style:font-weight-complex="bold"/>
    </style:style>
    <style:style style:name="P33" style:family="paragraph" style:parent-style-name="Standard">
      <style:text-properties fo:font-weight="bold" officeooo:rsid="001c5601" officeooo:paragraph-rsid="0008b0c1" fo:background-color="#ffffff" style:font-weight-asian="bold" style:font-weight-complex="bold"/>
    </style:style>
    <style:style style:name="P34" style:family="paragraph" style:parent-style-name="Standard">
      <style:text-properties fo:font-weight="bold" officeooo:rsid="0013ae55" officeooo:paragraph-rsid="0008b0c1" fo:background-color="#ffffff" style:font-weight-asian="bold" style:font-weight-complex="bold"/>
    </style:style>
    <style:style style:name="P35" style:family="paragraph" style:parent-style-name="Standard">
      <style:text-properties officeooo:rsid="0018a24b" officeooo:paragraph-rsid="0008b0c1"/>
    </style:style>
    <style:style style:name="P36" style:family="paragraph" style:parent-style-name="Standard">
      <style:text-properties officeooo:paragraph-rsid="0008b0c1"/>
    </style:style>
    <style:style style:name="P37" style:family="paragraph" style:parent-style-name="Standard">
      <style:text-properties officeooo:rsid="0013ae55" officeooo:paragraph-rsid="0008b0c1" fo:background-color="#ffff00"/>
    </style:style>
    <style:style style:name="P38" style:family="paragraph" style:parent-style-name="Standard">
      <style:text-properties officeooo:rsid="0019dce1" officeooo:paragraph-rsid="0008b0c1"/>
    </style:style>
    <style:style style:name="P39" style:family="paragraph" style:parent-style-name="Standard">
      <style:text-properties fo:font-size="16pt" fo:font-weight="bold" officeooo:paragraph-rsid="0008b0c1" style:font-size-asian="16pt" style:font-weight-asian="bold" style:font-size-complex="16pt" style:font-weight-complex="bold"/>
    </style:style>
    <style:style style:name="P40" style:family="paragraph" style:parent-style-name="Standard">
      <style:text-properties fo:font-size="14pt" fo:font-weight="bold" officeooo:rsid="000ba4b7" officeooo:paragraph-rsid="0008b0c1" style:font-size-asian="14pt" style:font-weight-asian="bold" style:font-size-complex="14pt" style:font-weight-complex="bold"/>
    </style:style>
    <style:style style:name="P41" style:family="paragraph" style:parent-style-name="Standard">
      <style:text-properties fo:font-size="14pt" fo:font-weight="normal" officeooo:rsid="000ba4b7" officeooo:paragraph-rsid="0008b0c1" style:font-size-asian="14pt" style:font-weight-asian="normal" style:font-size-complex="14pt" style:font-weight-complex="normal"/>
    </style:style>
    <style:style style:name="P42" style:family="paragraph" style:parent-style-name="Standard" style:master-page-name="">
      <style:paragraph-properties fo:margin-left="0cm" fo:margin-right="-0.101cm" fo:text-indent="0cm" style:auto-text-indent="false" style:page-number="auto"/>
      <style:text-properties fo:font-weight="bold" officeooo:rsid="0005a843" officeooo:paragraph-rsid="0008b0c1" style:font-weight-asian="bold" style:font-weight-complex="bold"/>
    </style:style>
    <style:style style:name="P43" style:family="paragraph" style:parent-style-name="Preformatted_20_Text">
      <style:text-properties style:font-name="Liberation Serif" fo:font-size="12pt" officeooo:rsid="00141c38" officeooo:paragraph-rsid="0008b0c1" fo:background-color="#ffffff" style:font-size-asian="12pt" style:font-size-complex="12pt"/>
    </style:style>
    <style:style style:name="P44" style:family="paragraph" style:parent-style-name="Preformatted_20_Text">
      <style:text-properties style:font-name="Liberation Serif" fo:font-size="12pt" officeooo:rsid="00270981" officeooo:paragraph-rsid="0008b0c1" fo:background-color="#ffffff" style:font-size-asian="12pt" style:font-size-complex="12pt"/>
    </style:style>
    <style:style style:name="P45" style:family="paragraph" style:parent-style-name="Preformatted_20_Text">
      <style:text-properties style:font-name="Liberation Serif" fo:font-size="12pt" fo:font-weight="normal" officeooo:rsid="00242355" officeooo:paragraph-rsid="0008b0c1" style:font-size-asian="12pt" style:font-weight-asian="normal" style:font-size-complex="12pt" style:font-weight-complex="normal"/>
    </style:style>
    <style:style style:name="P46" style:family="paragraph" style:parent-style-name="Preformatted_20_Text">
      <style:text-properties style:font-name="Liberation Serif" fo:font-size="12pt" style:font-size-asian="12pt" style:font-size-complex="12pt"/>
    </style:style>
    <style:style style:name="P47" style:family="paragraph" style:parent-style-name="Preformatted_20_Text">
      <style:text-properties style:font-name="Liberation Serif" fo:font-size="12pt" officeooo:paragraph-rsid="0008b0c1" style:font-size-asian="12pt" style:font-size-complex="12pt"/>
    </style:style>
    <style:style style:name="P48" style:family="paragraph" style:parent-style-name="Preformatted_20_Text">
      <style:text-properties style:font-name="Liberation Serif" fo:font-size="12pt" officeooo:rsid="00141c38" officeooo:paragraph-rsid="0008b0c1" fo:background-color="#ffff00" style:font-size-asian="12pt" style:font-size-complex="12pt"/>
    </style:style>
    <style:style style:name="P49" style:family="paragraph" style:parent-style-name="Preformatted_20_Text">
      <style:text-properties style:font-name="Liberation Serif" fo:font-size="12pt" fo:font-weight="bold" officeooo:rsid="000cde3d" officeooo:paragraph-rsid="000cde3d" fo:background-color="#ffffff" style:font-size-asian="12pt" style:font-weight-asian="bold" style:font-size-complex="12pt" style:font-weight-complex="bold"/>
    </style:style>
    <style:style style:name="P50" style:family="paragraph" style:parent-style-name="Preformatted_20_Text">
      <style:text-properties style:font-name="Liberation Serif" fo:font-size="13pt" officeooo:rsid="00141c38" officeooo:paragraph-rsid="0008b0c1" fo:background-color="#ffffff" style:font-size-asian="13pt" style:font-size-complex="13pt"/>
    </style:style>
    <style:style style:name="P51" style:family="paragraph" style:parent-style-name="Preformatted_20_Text">
      <style:text-properties officeooo:paragraph-rsid="0008b0c1"/>
    </style:style>
    <style:style style:name="P52" style:family="paragraph" style:parent-style-name="Preformatted_20_Text">
      <style:text-properties officeooo:paragraph-rsid="000dabdb"/>
    </style:style>
    <style:style style:name="P53" style:family="paragraph" style:parent-style-name="Preformatted_20_Text">
      <style:paragraph-properties fo:margin-top="0cm" fo:margin-bottom="0.499cm" loext:contextual-spacing="false" fo:line-height="100%"/>
      <style:text-properties style:font-name="Liberation Serif" fo:font-size="13pt" officeooo:paragraph-rsid="000bf0f7" style:font-size-asian="13pt" style:font-size-complex="13pt"/>
    </style:style>
    <style:style style:name="P54"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55" style:family="paragraph" style:parent-style-name="Preformatted_20_Text">
      <style:paragraph-properties fo:margin-top="0cm" fo:margin-bottom="0.499cm" loext:contextual-spacing="false"/>
      <style:text-properties style:font-name="Liberation Serif" fo:font-size="12pt" fo:font-weight="bold" officeooo:rsid="000dabdb" officeooo:paragraph-rsid="000dabdb" style:font-size-asian="12pt" style:font-weight-asian="bold" style:font-size-complex="12pt" style:font-weight-complex="bold"/>
    </style:style>
    <style:style style:name="P56" style:family="paragraph" style:parent-style-name="Preformatted_20_Text">
      <style:paragraph-properties fo:margin-top="0cm" fo:margin-bottom="0.499cm" loext:contextual-spacing="false"/>
      <style:text-properties style:font-name="Liberation Serif" fo:font-size="12pt" fo:font-weight="bold" officeooo:rsid="000dabdb" officeooo:paragraph-rsid="000e3d50" style:font-size-asian="12pt" style:font-weight-asian="bold" style:font-size-complex="12pt" style:font-weight-complex="bold"/>
    </style:style>
    <style:style style:name="P57" style:family="paragraph" style:parent-style-name="Preformatted_20_Text">
      <style:paragraph-properties fo:margin-top="0cm" fo:margin-bottom="0.499cm" loext:contextual-spacing="false"/>
      <style:text-properties style:font-name="Liberation Serif" fo:font-size="12pt" fo:font-weight="bold" officeooo:rsid="000dabdb" officeooo:paragraph-rsid="000e9069" style:font-size-asian="12pt" style:font-weight-asian="bold" style:font-size-complex="12pt" style:font-weight-complex="bold"/>
    </style:style>
    <style:style style:name="P58" style:family="paragraph" style:parent-style-name="Preformatted_20_Text">
      <style:paragraph-properties fo:margin-top="0cm" fo:margin-bottom="0.499cm" loext:contextual-spacing="false"/>
      <style:text-properties fo:font-weight="bold" officeooo:paragraph-rsid="0012063b" style:font-weight-asian="bold" style:font-weight-complex="bold"/>
    </style:style>
    <style:style style:name="P59" style:family="paragraph" style:parent-style-name="Preformatted_20_Text">
      <style:paragraph-properties fo:margin-top="0cm" fo:margin-bottom="0.499cm" loext:contextual-spacing="false"/>
      <style:text-properties officeooo:paragraph-rsid="00103084"/>
    </style:style>
    <style:style style:name="P60" style:family="paragraph" style:parent-style-name="Preformatted_20_Text">
      <style:paragraph-properties fo:margin-top="0cm" fo:margin-bottom="0.499cm" loext:contextual-spacing="false"/>
      <style:text-properties officeooo:paragraph-rsid="0012063b"/>
    </style:style>
    <style:style style:name="P61" style:family="paragraph" style:parent-style-name="Heading_20_2">
      <style:text-properties style:font-name="Liberation Serif" fo:font-size="12pt" officeooo:rsid="00141c38" officeooo:paragraph-rsid="0008b0c1" fo:background-color="#ffffff" style:font-size-asian="12pt" style:font-size-complex="12pt"/>
    </style:style>
    <style:style style:name="P62" style:family="paragraph" style:parent-style-name="Standard" style:list-style-name="L1">
      <style:text-properties officeooo:paragraph-rsid="0008b0c1"/>
    </style:style>
    <style:style style:name="P63" style:family="paragraph" style:parent-style-name="Standard" style:list-style-name="L1">
      <style:text-properties fo:font-weight="normal" officeooo:paragraph-rsid="0008b0c1" style:font-weight-asian="normal" style:font-weight-complex="normal"/>
    </style:style>
    <style:style style:name="P64" style:family="paragraph" style:parent-style-name="Standard" style:list-style-name="L2">
      <style:text-properties officeooo:paragraph-rsid="0008b0c1"/>
    </style:style>
    <style:style style:name="P65" style:family="paragraph" style:parent-style-name="Standard" style:list-style-name="L6">
      <style:text-properties style:font-name="Liberation Serif" fo:font-size="13pt" fo:font-weight="normal" officeooo:paragraph-rsid="0008b0c1" style:font-size-asian="13pt" style:font-weight-asian="normal" style:font-size-complex="13pt" style:font-weight-complex="normal"/>
    </style:style>
    <style:style style:name="P66" style:family="paragraph" style:parent-style-name="Standard" style:list-style-name="L6">
      <style:text-properties style:font-name="Liberation Serif" fo:font-size="13pt" fo:font-weight="normal" officeooo:rsid="000ba4b7" officeooo:paragraph-rsid="0008b0c1" style:font-size-asian="13pt" style:font-weight-asian="normal" style:font-size-complex="13pt" style:font-weight-complex="normal"/>
    </style:style>
    <style:style style:name="P67" style:family="paragraph" style:parent-style-name="Text_20_body" style:list-style-name="L3">
      <style:text-properties officeooo:paragraph-rsid="0008b0c1"/>
    </style:style>
    <style:style style:name="P68" style:family="paragraph" style:parent-style-name="Text_20_body" style:list-style-name="L5">
      <style:text-properties officeooo:paragraph-rsid="0008b0c1" fo:background-color="#ffff00"/>
    </style:style>
    <style:style style:name="P69" style:family="paragraph" style:parent-style-name="Text_20_body" style:list-style-name="L3">
      <style:paragraph-properties fo:margin-top="0cm" fo:margin-bottom="0cm" loext:contextual-spacing="false"/>
      <style:text-properties officeooo:paragraph-rsid="0008b0c1"/>
    </style:style>
    <style:style style:name="P70" style:family="paragraph" style:parent-style-name="Text_20_body" style:list-style-name="L5">
      <style:paragraph-properties fo:margin-top="0cm" fo:margin-bottom="0cm" loext:contextual-spacing="false"/>
      <style:text-properties officeooo:paragraph-rsid="0008b0c1" fo:background-color="#ffff00"/>
    </style:style>
    <style:style style:name="P71" style:family="paragraph" style:parent-style-name="Text_20_body" style:list-style-name="L5">
      <style:paragraph-properties fo:margin-top="0cm" fo:margin-bottom="0cm" loext:contextual-spacing="false"/>
      <style:text-properties officeooo:paragraph-rsid="0008b0c1"/>
    </style:style>
    <style:style style:name="P72" style:family="paragraph" style:parent-style-name="Preformatted_20_Text" style:list-style-name="L4">
      <style:text-properties style:font-name="Liberation Serif" fo:font-size="12pt" officeooo:rsid="0011ebbd" officeooo:paragraph-rsid="0008b0c1" style:font-size-asian="12pt" style:font-size-complex="12pt"/>
    </style:style>
    <style:style style:name="P73" style:family="paragraph" style:parent-style-name="Preformatted_20_Text">
      <style:text-properties style:font-name="Liberation Serif" fo:font-size="13pt" officeooo:rsid="000bf0f7" officeooo:paragraph-rsid="000bf0f7" style:font-size-asian="13pt" style:font-size-complex="13pt"/>
    </style:style>
    <style:style style:name="P74" style:family="paragraph" style:parent-style-name="Preformatted_20_Text">
      <style:paragraph-properties fo:margin-top="0cm" fo:margin-bottom="0.499cm" loext:contextual-spacing="false"/>
      <style:text-properties style:font-name="Liberation Serif" fo:font-size="12pt" fo:font-weight="bold" officeooo:rsid="000e3d50" officeooo:paragraph-rsid="000e9069" style:font-size-asian="12pt" style:font-weight-asian="bold" style:font-size-complex="12pt" style:font-weight-complex="bold"/>
    </style:style>
    <style:style style:name="T1" style:family="text">
      <style:text-properties style:text-position="0% 100%" fo:font-size="15pt" style:font-size-asian="15pt" style:font-size-complex="15pt"/>
    </style:style>
    <style:style style:name="T2" style:family="text">
      <style:text-properties officeooo:rsid="0005a843"/>
    </style:style>
    <style:style style:name="T3" style:family="text">
      <style:text-properties fo:font-weight="bold"/>
    </style:style>
    <style:style style:name="T4" style:family="text">
      <style:text-properties fo:font-weight="bold" officeooo:rsid="000832bf"/>
    </style:style>
    <style:style style:name="T5" style:family="text">
      <style:text-properties fo:font-weight="bold" officeooo:rsid="0018a24b"/>
    </style:style>
    <style:style style:name="T6" style:family="text">
      <style:text-properties fo:font-weight="bold" style:font-weight-asian="bold" style:font-weight-complex="bold"/>
    </style:style>
    <style:style style:name="T7" style:family="text">
      <style:text-properties fo:font-weight="bold" officeooo:rsid="0005a843" style:font-weight-asian="bold" style:font-weight-complex="bold"/>
    </style:style>
    <style:style style:name="T8" style:family="text">
      <style:text-properties fo:font-weight="bold" officeooo:rsid="001016ea" style:font-weight-asian="bold" style:font-weight-complex="bold"/>
    </style:style>
    <style:style style:name="T9" style:family="text">
      <style:text-properties fo:font-weight="bold" officeooo:rsid="000bf0f7" style:font-weight-asian="bold" style:font-weight-complex="bold"/>
    </style:style>
    <style:style style:name="T10" style:family="text">
      <style:text-properties fo:font-weight="bold" officeooo:rsid="0005a843"/>
    </style:style>
    <style:style style:name="T11" style:family="text">
      <style:text-properties fo:font-weight="bold" officeooo:rsid="000d96dc"/>
    </style:style>
    <style:style style:name="T12" style:family="text">
      <style:text-properties fo:font-weight="bold" officeooo:rsid="0011ebbd"/>
    </style:style>
    <style:style style:name="T13" style:family="text">
      <style:text-properties fo:font-weight="bold" officeooo:rsid="000babbe"/>
    </style:style>
    <style:style style:name="T14" style:family="text">
      <style:text-properties fo:font-weight="normal" style:font-weight-asian="normal" style:font-weight-complex="normal"/>
    </style:style>
    <style:style style:name="T15" style:family="text">
      <style:text-properties fo:font-weight="normal" officeooo:rsid="00127720" style:font-weight-asian="normal" style:font-weight-complex="normal"/>
    </style:style>
    <style:style style:name="T16" style:family="text">
      <style:text-properties fo:font-weight="normal" officeooo:rsid="00071770" style:font-weight-asian="normal" style:font-weight-complex="normal"/>
    </style:style>
    <style:style style:name="T17" style:family="text">
      <style:text-properties fo:font-weight="normal" officeooo:rsid="0006ae09" style:font-weight-asian="normal" style:font-weight-complex="normal"/>
    </style:style>
    <style:style style:name="T18" style:family="text">
      <style:text-properties fo:font-weight="normal" officeooo:rsid="0011ebbd" style:font-weight-asian="normal" style:font-weight-complex="normal"/>
    </style:style>
    <style:style style:name="T19" style:family="text">
      <style:text-properties fo:font-weight="normal" officeooo:rsid="0009c430" style:font-weight-asian="normal" style:font-weight-complex="normal"/>
    </style:style>
    <style:style style:name="T20" style:family="text">
      <style:text-properties fo:font-weight="normal" officeooo:rsid="00270981" style:font-weight-asian="normal" style:font-weight-complex="normal"/>
    </style:style>
    <style:style style:name="T21" style:family="text">
      <style:text-properties fo:font-weight="normal" officeooo:rsid="000e3d50" style:font-weight-asian="normal" style:font-weight-complex="normal"/>
    </style:style>
    <style:style style:name="T22" style:family="text">
      <style:text-properties officeooo:rsid="00270981"/>
    </style:style>
    <style:style style:name="T23" style:family="text">
      <style:text-properties officeooo:rsid="0021ca69"/>
    </style:style>
    <style:style style:name="T24" style:family="text">
      <style:text-properties officeooo:rsid="00127720"/>
    </style:style>
    <style:style style:name="T25" style:family="text">
      <style:text-properties officeooo:rsid="0009cbea"/>
    </style:style>
    <style:style style:name="T26" style:family="text">
      <style:text-properties fo:background-color="#ffff00" loext:char-shading-value="0"/>
    </style:style>
    <style:style style:name="T27" style:family="text">
      <style:text-properties officeooo:rsid="00141c38" fo:background-color="#ffff00" loext:char-shading-value="0"/>
    </style:style>
    <style:style style:name="T28" style:family="text">
      <style:text-properties officeooo:rsid="0016c633"/>
    </style:style>
    <style:style style:name="T29" style:family="text">
      <style:text-properties officeooo:rsid="00141c38"/>
    </style:style>
    <style:style style:name="T30" style:family="text">
      <style:text-properties fo:font-size="14pt" officeooo:rsid="0009c430" style:font-size-asian="14pt" style:font-size-complex="14pt"/>
    </style:style>
    <style:style style:name="T31" style:family="text">
      <style:text-properties fo:font-size="14pt" fo:font-weight="normal" officeooo:rsid="0009c430" style:font-size-asian="14pt" style:font-weight-asian="normal" style:font-size-complex="14pt" style:font-weight-complex="normal"/>
    </style:style>
    <style:style style:name="T32" style:family="text">
      <style:text-properties style:font-name="Liberation Serif" fo:font-size="12pt" officeooo:rsid="00141c38" fo:background-color="#ffffff" loext:char-shading-value="0" style:font-size-asian="12pt" style:font-size-complex="12pt"/>
    </style:style>
    <style:style style:name="T33" style:family="text">
      <style:text-properties style:font-name="Liberation Serif" fo:font-size="12pt" officeooo:rsid="00270981" fo:background-color="#ffffff" loext:char-shading-value="0" style:font-size-asian="12pt" style:font-size-complex="12pt"/>
    </style:style>
    <style:style style:name="T34" style:family="text">
      <style:text-properties style:font-name="Liberation Serif" fo:font-size="12pt" fo:font-weight="bold" officeooo:rsid="000cde3d" fo:background-color="#ffffff" loext:char-shading-value="0" style:font-size-asian="12pt" style:font-weight-asian="bold" style:font-size-complex="12pt" style:font-weight-complex="bold"/>
    </style:style>
    <style:style style:name="T35" style:family="text">
      <style:text-properties style:font-name="Liberation Serif" fo:font-size="12pt" fo:font-weight="bold" officeooo:rsid="000dabdb" fo:background-color="#ffffff" loext:char-shading-value="0" style:font-size-asian="12pt" style:font-weight-asian="bold" style:font-size-complex="12pt" style:font-weight-complex="bold"/>
    </style:style>
    <style:style style:name="T36" style:family="text">
      <style:text-properties style:font-name="Liberation Serif" fo:font-size="12pt" fo:font-weight="bold" officeooo:rsid="000dabdb" style:font-size-asian="12pt" style:font-weight-asian="bold" style:font-size-complex="12pt" style:font-weight-complex="bold"/>
    </style:style>
    <style:style style:name="T37" style:family="text">
      <style:text-properties style:font-name="Liberation Serif" fo:font-size="12pt" fo:font-weight="bold" officeooo:rsid="000e3d50" style:font-size-asian="12pt" style:font-weight-asian="bold" style:font-size-complex="12pt" style:font-weight-complex="bold"/>
    </style:style>
    <style:style style:name="T38" style:family="text">
      <style:text-properties style:font-name="Liberation Serif" fo:font-size="12pt" fo:font-weight="normal" officeooo:rsid="000cde3d" fo:background-color="#ffffff" loext:char-shading-value="0" style:font-size-asian="12pt" style:font-weight-asian="normal" style:font-size-complex="12pt" style:font-weight-complex="normal"/>
    </style:style>
    <style:style style:name="T39" style:family="text">
      <style:text-properties style:font-name="Liberation Serif" fo:font-size="12pt" fo:font-weight="normal" officeooo:rsid="000dabdb" fo:background-color="#ffffff" loext:char-shading-value="0" style:font-size-asian="12pt" style:font-weight-asian="normal" style:font-size-complex="12pt" style:font-weight-complex="normal"/>
    </style:style>
    <style:style style:name="T40" style:family="text">
      <style:text-properties style:font-name="Liberation Serif" fo:font-size="12pt" fo:font-weight="normal" style:font-size-asian="12pt" style:font-weight-asian="normal" style:font-size-complex="12pt" style:font-weight-complex="normal"/>
    </style:style>
    <style:style style:name="T41" style:family="text">
      <style:text-properties style:font-name="Liberation Serif" fo:font-size="12pt" fo:font-weight="normal" officeooo:rsid="000e3d50" style:font-size-asian="12pt" style:font-weight-asian="normal" style:font-size-complex="12pt" style:font-weight-complex="normal"/>
    </style:style>
    <style:style style:name="T42" style:family="text">
      <style:text-properties style:font-name="Liberation Serif" fo:font-size="12pt" fo:font-weight="normal" officeooo:rsid="0012063b" style:font-size-asian="12pt" style:font-weight-asian="normal" style:font-size-complex="12pt" style:font-weight-complex="normal"/>
    </style:style>
    <style:style style:name="T43" style:family="text">
      <style:text-properties style:font-name="Liberation Serif" fo:font-size="12pt" fo:font-weight="normal" officeooo:rsid="00138685" style:font-size-asian="12pt" style:font-weight-asian="normal" style:font-size-complex="12pt" style:font-weight-complex="normal"/>
    </style:style>
    <style:style style:name="T44" style:family="text">
      <style:text-properties style:font-name="Liberation Serif" fo:font-size="12pt" officeooo:rsid="000e3d50" style:font-size-asian="12pt" style:font-size-complex="12pt"/>
    </style:style>
    <style:style style:name="T45" style:family="text">
      <style:text-properties style:font-name="Liberation Serif" fo:font-size="12pt" officeooo:rsid="000dabdb" style:font-size-asian="12pt" style:font-size-complex="12pt"/>
    </style:style>
    <style:style style:name="T46" style:family="text">
      <style:text-properties style:font-name="Liberation Serif" fo:font-size="14pt" officeooo:rsid="00141c38" fo:background-color="#ffffff" loext:char-shading-value="0" style:font-size-asian="14pt" style:font-size-complex="14pt"/>
    </style:style>
    <style:style style:name="T47" style:family="text">
      <style:text-properties style:font-name="Liberation Serif" fo:font-size="14pt" fo:font-weight="bold" officeooo:rsid="00141c38" fo:background-color="#ffffff" loext:char-shading-value="0" style:font-size-asian="14pt" style:font-weight-asian="bold" style:font-size-complex="14pt" style:font-weight-complex="bold"/>
    </style:style>
    <style:style style:name="T48" style:family="text">
      <style:text-properties style:font-name="Liberation Serif" fo:font-size="13pt" style:font-size-asian="13pt" style:font-size-complex="13pt"/>
    </style:style>
    <style:style style:name="T49" style:family="text">
      <style:text-properties style:font-name="Liberation Serif" fo:font-size="13pt" officeooo:rsid="000bf0f7" style:font-size-asian="13pt" style:font-size-complex="13pt"/>
    </style:style>
    <style:style style:name="T50" style:family="text">
      <style:text-properties style:font-name="Liberation Serif" fo:font-size="13pt" fo:font-weight="bold" style:font-size-asian="13pt" style:font-weight-asian="bold" style:font-size-complex="13pt" style:font-weight-complex="bold"/>
    </style:style>
    <style:style style:name="T51" style:family="text">
      <style:text-properties style:font-name="Liberation Serif" fo:font-size="13pt" fo:font-weight="bold" officeooo:rsid="000bf0f7" style:font-size-asian="13pt" style:font-weight-asian="bold" style:font-size-complex="13pt" style:font-weight-complex="bold"/>
    </style:style>
    <style:style style:name="T52" style:family="text">
      <style:text-properties style:font-name="Liberation Serif" fo:font-size="13pt" fo:font-weight="normal" officeooo:rsid="000bf0f7" style:font-size-asian="13pt" style:font-weight-asian="normal" style:font-size-complex="13pt" style:font-weight-complex="normal"/>
    </style:style>
    <style:style style:name="T53" style:family="text">
      <style:text-properties style:font-name="Liberation Serif" fo:font-size="13pt" officeooo:rsid="00141c38" fo:background-color="#ffffff" loext:char-shading-value="0" style:font-size-asian="13pt" style:font-size-complex="13pt"/>
    </style:style>
    <style:style style:name="T54" style:family="text">
      <style:text-properties officeooo:rsid="00270981" fo:background-color="#ffffff" loext:char-shading-value="0"/>
    </style:style>
    <style:style style:name="T55" style:family="text">
      <style:text-properties officeooo:rsid="000a91a5" fo:background-color="#ffffff" loext:char-shading-value="0"/>
    </style:style>
    <style:style style:name="T56" style:family="text">
      <style:text-properties officeooo:rsid="000bf0f7"/>
    </style:style>
    <style:style style:name="T57" style:family="text">
      <style:text-properties officeooo:rsid="000e3d50"/>
    </style:style>
    <text:list-style style:name="L1">
      <text:list-level-style-bullet text:level="1" text:style-name="Bullet_20_Symbols"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149cm" fo:text-indent="-0.635cm" fo:margin-left="8.1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84cm" fo:text-indent="-0.635cm" fo:margin-left="8.784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tab/><text:tab/><text:tab/><text:tab/><text:span text:style-name="T1">Security audit of Firefox code:</text:span></text:p>
      <text:p text:style-name="P36"><text:span text:style-name="T2">Library : </text:span><text:span text:style-name="T3">XZ Embedded</text:span></text:p>
      <text:p text:style-name="P16"><text:span text:style-name="T14">Developers : </text:span><text:span text:style-name="T3">The Tukaani project. </text:span></text:p>
      <text:p text:style-name="P16"><text:span text:style-name="T14">Written in </text:span><text:span text:style-name="T3">: C</text:span></text:p>
      <text:p text:style-name="P16"><text:span text:style-name="T14">Type </text:span><text:span text:style-name="T3">: Data </text:span><text:span text:style-name="T13">Dec</text:span><text:span text:style-name="T3">om</text:span><text:span text:style-name="T4">p</text:span><text:span text:style-name="T3">ression.</text:span></text:p>
      <text:p text:style-name="P16"><text:span text:style-name="T14">Operating Systems</text:span><text:span text:style-name="T3"> : Cross Platform.</text:span></text:p>
      <text:p text:style-name="P17">Comment: Where do we use it in Firefox, and what for? Is this security sensitive?</text:p>
      <text:p text:style-name="P24"/>
      <text:p text:style-name="P24">Where do we use it in firefox? </text:p>
      <text:p text:style-name="P18"><text:span text:style-name="T22">It can be embdded with tar. </text:span>It can be used in a subdirectory.</text:p>
      <text:p text:style-name="P45"><text:bookmark text:name="ct-5"/>helps with maintaining a clean structure between our files and the external files and avoids potential conflicts .</text:p>
      <text:p text:style-name="P18">../mozilla-central/diff/5f09af81e038/modules/xz-embedded/moz.build</text:p>
      <text:p text:style-name="P18">https://hg.mozilla.org/try/rev/27d7a279c9e89e6f601c2d43c6ae0ee5b3ef80f5</text:p>
      <text:p text:style-name="P18">https://hg.mozilla.org/try/rev/2661af69fa2c53f8e07c550f6d9950a71d34ffc3</text:p>
      <text:p text:style-name="P19"><text:s/><text:tab/></text:p>
      <text:p text:style-name="P19"/>
      <text:p text:style-name="P36"><text:span text:style-name="T5">What for?- </text:span>Decompressor for the XZ format </text:p>
      <text:p text:style-name="P20">Since its a decompressor, </text:p>
      <text:p text:style-name="P20">*It can be used in places like when the client uploads a file.</text:p>
      <text:p text:style-name="P19">*<text:span text:style-name="T23">Used for some communication purposes.</text:span></text:p>
      <text:p text:style-name="P19"/>
      <text:p text:style-name="P25">Is this Security Issues? </text:p>
      <text:p text:style-name="P21">Yes.this is security sensitive.</text:p>
      <text:p text:style-name="P35"/>
      <text:p text:style-name="P31">INTRODUCTION OF LIBRARY: </text:p>
      <text:list xml:id="list5988183315387664723" text:style-name="L1">
        <text:list-item>
          <text:p text:style-name="P62"><text:span text:style-name="T3">XZ Embedded </text:span><text:span text:style-name="T14">is a relatively small decompressor for the .xz file format. It was developed </text:span><text:span text:style-name="T15">bsed on </text:span><text:span text:style-name="T14">Linux kernel. </text:span></text:p>
        </text:list-item>
        <text:list-item>
          <text:p text:style-name="P63"><text:span text:style-name="T24">Uses:</text:span> <text:span text:style-name="T6">LZMA/LZMA2 </text:span>compression algorithms.</text:p>
        </text:list-item>
        <text:list-item>
          <text:p text:style-name="P63">There are no archiving capabilities, that is, the .xz format can hold only a single file just like the .gz and .bz2 file formats used by gzip and bzip2, respectively. </text:p>
        </text:list-item>
      </text:list>
      <text:p text:style-name="P26">Example:</text:p>
      <text:p text:style-name="P26">Creating an archive and compressing it:</text:p>
      <text:p text:style-name="P22"><text:tab/><text:tab/>tar -c --xz <text:s text:c="2"/>-f my_archive.tar.xz <text:s text:c="2"/>/some_directory <text:s text:c="3"/># results in my_archive.tar.xz</text:p>
      <text:p text:style-name="P26">Decompressing the archive and extracting its contents:</text:p>
      <text:p text:style-name="P22"><text:tab/> <text:s text:c="10"/>tar -x --xz <text:s text:c="2"/>-f my_archive.tar.xz <text:s text:c="5"/># results in /some_directory</text:p>
      <text:p text:style-name="P23"><text:s/></text:p>
      <text:p text:style-name="P23"/>
      <text:p text:style-name="P27">OFFERS FEATURES LIKE:</text:p>
      <text:list xml:id="list2413889298285071374" text:style-name="L2">
        <text:list-item>
          <text:p text:style-name="P64"><text:span text:style-name="Strong_20_Emphasis"><text:span text:style-name="T16">Streamable</text:span></text:span></text:p>
        </text:list-item>
        <text:list-item>
          <text:p text:style-name="P64"><text:span text:style-name="Strong_20_Emphasis"><text:span text:style-name="T14">Random-access reading</text:span></text:span></text:p>
        </text:list-item>
        <text:list-item>
          <text:p text:style-name="P64"><text:span text:style-name="Strong_20_Emphasis"><text:span text:style-name="T14">Multiple filters (algorithms</text:span></text:span><text:span text:style-name="Strong_20_Emphasis"><text:span text:style-name="T16">)</text:span></text:span></text:p>
        </text:list-item>
        <text:list-item>
          <text:p text:style-name="P64"><text:span text:style-name="Strong_20_Emphasis"><text:span text:style-name="T14">Filter chaining</text:span></text:span></text:p>
        </text:list-item>
        <text:list-item>
          <text:p text:style-name="P64"><text:span text:style-name="Strong_20_Emphasis"><text:span text:style-name="T14">Integrity checks</text:span></text:span></text:p>
        </text:list-item>
        <text:list-item>
          <text:p text:style-name="P64"><text:span text:style-name="Strong_20_Emphasis"><text:span text:style-name="T14">Concatenation</text:span></text:span></text:p>
        </text:list-item>
        <text:list-item>
          <text:p text:style-name="P64"><text:span text:style-name="Strong_20_Emphasis"><text:span text:style-name="T14">Padding</text:span></text:span></text:p>
        </text:list-item>
      </text:list>
      <text:p text:style-name="P28"/>
      <text:p text:style-name="P28">USE OF .XZ FILE FORMAT:</text:p>
      <text:p text:style-name="P36"><text:span text:style-name="T7"><text:tab/></text:span><text:span text:style-name="T3">Lossless compression</text:span> is a class of <text:span text:style-name="T7">data compression</text:span><text:span text:style-name="T6"> algorithms</text:span> that allows the original data to be perfectly reconstructed from the compressed data. </text:p>
      <text:p text:style-name="P36"/>
      <text:p text:style-name="P36"><text:soft-page-break/><text:tab/>xz has gained notability for compressing packages in the GNU coreutils project, Debian family of systems deb (file format), openSUSE,Fedora,Arch Linux, Slackware, FreeBSD,Gentoo,GNOME,and TeX Live, as well as being an option to compress a compiled Linux kernel.</text:p>
      <text:p text:style-name="P36"><text:tab/> In March 2013, kernel.org announced the use of <text:span text:style-name="T6">xz as the default compressed file format </text:span>for distributing kernel archive files. Arch Linux uses xz as compression for packages.<text:bookmark text:name="cite_ref-19"/></text:p>
      <text:p text:style-name="P36"/>
      <text:p text:style-name="P36"/>
      <text:p text:style-name="P29">LIMITATIONS:</text:p>
      <text:p text:style-name="P36"><text:tab/><text:tab/><text:span text:style-name="T25">I</text:span>n spite of its popularity among some free software projects, is not adequate for long-term archiving and has a reduced value as a general-purpose compressed format. The relevant weaknesses and design errors in the xz format are analyzed .</text:p>
      <text:p text:style-name="P36"><text:tab/></text:p>
      <text:p text:style-name="P30">Key findings include:</text:p>
      <text:p text:style-name="P36"/>
      <text:p text:style-name="P36">(1) xz's extensibility is unreasonable and problematic</text:p>
      <text:p text:style-name="P36">(2) xz is vulnerable to unprotected flags and length fields</text:p>
      <text:p text:style-name="P36">(3) LZMA2 is unsafe and less efficient than the original LZMA</text:p>
      <text:p text:style-name="P36">(4) xz includes useless features that increase the number of false positives for corruption</text:p>
      <text:p text:style-name="P36">(5) xz shows inconsistent behavior with respect to trailing data</text:p>
      <text:p text:style-name="P36">(6) error detection in xz is several times less accurate than in bzip2, gzip and lzip.</text:p>
      <text:p text:style-name="P36"/>
      <text:p text:style-name="P37">Comment: where did you get these information? Do you think this source is reliable and/or makes authority on this topic?</text:p>
      <text:p text:style-name="P32">http://www.nongnu.org/lzip/xz_inadequate.html#glossary</text:p>
      <text:p text:style-name="P33">Yeah I think the source is almost reliable.</text:p>
      <text:p text:style-name="P34"/>
      <text:p text:style-name="P37"/>
      <text:p text:style-name="P37">Do you think there might be any potential security-related issues for us (Firefox) to consider?</text:p>
      <text:p text:style-name="P38">Yes. There are some key security that needs to be considerd. This might be any potential security-related issues for Firefox.</text:p>
      <text:p text:style-name="P36"/>
      <text:p text:style-name="P31">SUPPORTED PLATFORMS:</text:p>
      <text:p text:style-name="P36"><text:span text:style-name="T10"><text:tab/></text:span><text:span text:style-name="T17">It was developed </text:span><text:span text:style-name="T18">based on</text:span><text:span text:style-name="T17"> Linux kernel , </text:span><text:span text:style-name="T18">it can be used in </text:span><text:span text:style-name="T17">other projects too. </text:span></text:p>
      <text:p text:style-name="P1">GNU/Linux (GCC, LLVM/Clang, ICC) </text:p>
      <text:list xml:id="list6349590422542205038" text:style-name="L3">
        <text:list-item>
          <text:p text:style-name="P69">GNU/HURD (GCC) </text:p>
        </text:list-item>
        <text:list-item>
          <text:p text:style-name="P69">DragonflyBSD (GCC) </text:p>
        </text:list-item>
        <text:list-item>
          <text:p text:style-name="P69">FreeBSD (GCC) </text:p>
        </text:list-item>
        <text:list-item>
          <text:p text:style-name="P69">MirBSD (GCC) </text:p>
        </text:list-item>
        <text:list-item>
          <text:p text:style-name="P69">NetBSD (GCC) </text:p>
        </text:list-item>
        <text:list-item>
          <text:p text:style-name="P69">OpenBSD (GCC) </text:p>
        </text:list-item>
        <text:list-item>
          <text:p text:style-name="P69">MINIX 3 (GCC) </text:p>
        </text:list-item>
        <text:list-item>
          <text:p text:style-name="P69">Haiku (GCC4) </text:p>
        </text:list-item>
        <text:list-item>
          <text:p text:style-name="P69">Mac OS X (GCC) </text:p>
        </text:list-item>
        <text:list-item>
          <text:p text:style-name="P69">Solaris 8, 9, 10, 11 (GCC, Sun Studio) <text:s/></text:p>
        </text:list-item>
        <text:list-item>
          <text:p text:style-name="P69">Solaris 2.6, 7 (GCC) </text:p>
        </text:list-item>
        <text:list-item>
          <text:p text:style-name="P69">HP-UX (GCC, HP ANSI C) </text:p>
        </text:list-item>
        <text:list-item>
          <text:p text:style-name="P69">Tru64 (GCC, Compaq C compiler) <text:s/></text:p>
        </text:list-item>
        <text:list-item>
          <text:p text:style-name="P69"><text:soft-page-break/>IRIX (MIPSpro) </text:p>
        </text:list-item>
        <text:list-item>
          <text:p text:style-name="P69">AIX (GCC) </text:p>
        </text:list-item>
        <text:list-item>
          <text:p text:style-name="P69">QNX (compilers?) </text:p>
        </text:list-item>
        <text:list-item>
          <text:p text:style-name="P69">OpenVMS (HP C compiler) </text:p>
        </text:list-item>
        <text:list-item>
          <text:p text:style-name="P69">OpenVOS 17 (GCC) </text:p>
        </text:list-item>
        <text:list-item>
          <text:p text:style-name="P69">Windows 95 and later (GCC/MinGW, GCC/MinGW-w64, GCC/Cygwin, GCC/Interix) </text:p>
        </text:list-item>
        <text:list-item>
          <text:p text:style-name="P69">OS/2, eComStation (GCC) </text:p>
        </text:list-item>
        <text:list-item>
          <text:p text:style-name="P67">DOS e.g. FreeDOS and MS-DOS (GCC/DJGPP)</text:p>
        </text:list-item>
      </text:list>
      <text:p text:style-name="P7">* HP ANSI C compiler crashes when compiling XZ Utils on PA-RISC. On Itanium there are no problems. </text:p>
      <text:p text:style-name="P7">* On Solaris 8 and 9 one may need to pass ac_cv_prog_cc_c99= to configure if using Sun Studio. </text:p>
      <text:p text:style-name="P4"><text:span text:style-name="T3">Can it be disabled by a </text:span><text:span text:style-name="T11">pref</text:span><text:span text:style-name="T3">? </text:span><text:bookmark text:name="Interoperability_Notes"/></text:p>
      <text:p text:style-name="P7"><text:tab/>The xz file format is quite flexible and extensible. This is no good for interoperability between HTTP clients unless everyone agrees what features must be supported by a client advertising “Accept-Encoding: xz”. </text:p>
      <text:p text:style-name="P5"><text:span text:style-name="T26">Comment: I don't understand this </text:span><text:span text:style-name="T27">remark</text:span><text:span text:style-name="T26">, since the code of XZ is already in the Firefox source code: see </text:span><text:a xlink:type="simple" xlink:href="http://searchfox.org/mozilla-central/source/modules/xz-embedded/README.mozilla" text:style-name="Internet_20_link" text:visited-style-name="Visited_20_Internet_20_Link"><text:span text:style-name="T26">http://searchfox.org/mozilla-central/source/modules/xz-embedded/README.mozilla</text:span></text:a></text:p>
      <text:p text:style-name="P6">Where did you get this information?</text:p>
      <text:p text:style-name="P5">If you look for “xz-embedded”, it looks like the code is used at build time because it is inclu</text:p>
      <text:p text:style-name="P2"/>
      <text:p text:style-name="P3">Since the code is already embedded in Firefox, here we cant disable by preference .</text:p>
      <text:p text:style-name="P2"/>
      <text:p text:style-name="P2"/>
      <text:p text:style-name="P31">Does it have telemetry?</text:p>
      <text:p text:style-name="P11"><text:span text:style-name="T10"><text:s/></text:span><text:span text:style-name="T12">It looks like it doesnot send any usage statistics explicitly. </text:span><text:span text:style-name="T8">A</text:span><text:span text:style-name="T6"> bug </text:span><text:span text:style-name="T8">can be </text:span><text:span text:style-name="T6">report</text:span><text:span text:style-name="T8">ed via email or IRC</text:span><text:span text:style-name="T6">:</text:span></text:p>
      <text:list xml:id="list831945205687227414" text:style-name="L4">
        <text:list-header>
          <text:p text:style-name="P72">After Creating a Small example to address the issue. We can Compile XZ utils with –enable debug. IN GCC, we can use CFLAGS=’-O0 -ggdb3’.Then turn on core dumps by <text:s/>"ulimit -c unlimited" or by "limit coredumpsize unlimited".</text:p>
        </text:list-header>
      </text:list>
      <text:p text:style-name="P47"/>
      <text:p text:style-name="P47"><text:s text:c="11"/>If the application leaves a coredump, get a backtrace</text:p>
      <text:p text:style-name="P47"><text:s text:c="12"/>using gdb:</text:p>
      <text:p text:style-name="P47"><text:s text:c="11"/>$ gdb /path/to/app-binary <text:s text:c="2"/># Load the app to the debugger.</text:p>
      <text:p text:style-name="P47"><text:s text:c="11"/>(gdb) core core <text:s text:c="2"/># Open the coredump.</text:p>
      <text:p text:style-name="P47"><text:s text:c="11"/>(gdb) bt <text:s text:c="2"/># Print the backtrace. Copy &amp; paste to bug report.</text:p>
      <text:p text:style-name="P47"><text:s text:c="11"/>(gdb) quit <text:s text:c="2"/># Quit gdb.</text:p>
      <text:p text:style-name="P47"/>
      <text:p text:style-name="P47"><text:s text:c="3"/></text:p>
      <text:p text:style-name="P48"><text:span text:style-name="T28">Comment: </text:span>Did you have a look at the following questions?</text:p>
      <text:list xml:id="list1830688793313884836" text:style-name="L5">
        <text:list-item>
          <text:p text:style-name="P70">Do th<text:span text:style-name="T29">e project</text:span> acknowledge security bugs in changelog/releases? </text:p>
        </text:list-item>
      </text:list>
      <text:p text:style-name="P39"><text:soft-page-break/></text:p>
      <text:p text:style-name="P39">Do they acknowledge security bugs in changelog/releases? </text:p>
      <text:p text:style-name="P39"><text:tab/><text:span text:style-name="T30">Yes,</text:span><text:span text:style-name="T31"> they acknowledge security bugs in changelogs/releases.</text:span></text:p>
      <text:p text:style-name="P40"><text:span text:style-name="T19"><text:s/></text:span><text:span text:style-name="T20">Some of the </text:span><text:span text:style-name="T19">E</text:span><text:span text:style-name="T14">xample</text:span><text:span text:style-name="T20">s</text:span><text:span text:style-name="T14">:</text:span></text:p>
      <text:p text:style-name="P41"/>
      <text:p text:style-name="P40">5.0.3</text:p>
      <text:p text:style-name="P41">A memory leak was fixed.</text:p>
      <text:p text:style-name="P41"/>
      <text:p text:style-name="P40">5.0.0</text:p>
      <text:list xml:id="list875379780881921051" text:style-name="L6">
        <text:list-item>
          <text:p text:style-name="P65">Index handling code was revised. If you were using the old API, you will get a compiler error.</text:p>
        </text:list-item>
        <text:list-item>
          <text:p text:style-name="P66">xz will create sparse files when decompressing if the uncompressed data contains long sequences of binary zeros. This is done even when writing to standard output that is connected to a regular file and certain additional conditions are met to make it safe.</text:p>
        </text:list-item>
        <text:list-item>
          <text:p text:style-name="P66"/>
        </text:list-item>
      </text:list>
      <text:p text:style-name="P14">5.0.4</text:p>
      <text:p text:style-name="P12">Fix "xz -lvv foo.xz". It could crash on some corrupted files.</text:p>
      <text:p text:style-name="P12"/>
      <text:p text:style-name="P15">5.1.2(alpha)</text:p>
      <text:p text:style-name="P13">Fixed liblzma.pc for static linking.</text:p>
      <text:p text:style-name="P13"/>
      <text:p text:style-name="P15">5.1.3(alpha)</text:p>
      <text:p text:style-name="P13">Added preliminary support for --flush-timeout=TIMEOUT.</text:p>
      <text:p text:style-name="P13">It can be useful for (somewhat) real-time streaming. For now the decompression side has to be done with something else than the xz tool due to how xz does buffering, but this should be fixed.</text:p>
      <text:p text:style-name="P9"/>
      <text:list xml:id="list173002344374025" text:continue-list="list1830688793313884836" text:style-name="L5">
        <text:list-item>
          <text:p text:style-name="P70">Is there a bugtracker? Any open issues related to security?</text:p>
          <text:p text:style-name="P71"><text:span text:style-name="T54">Actually I didnt find the bugtracker. </text:span><text:span text:style-name="T55">T</text:span>hey don't cause security issues</text:p>
        </text:list-item>
      </text:list>
      <text:p text:style-name="P10"/>
      <text:list xml:id="list173002872481121" text:continue-numbering="true" text:style-name="L5">
        <text:list-header>
          <text:p text:style-name="P70"/>
        </text:list-header>
        <text:list-item>
          <text:p text:style-name="P68">Identify areas to look at in priority because security impact of a vulnerability would be high </text:p>
        </text:list-item>
      </text:list>
      <text:p text:style-name="P51"><text:span text:style-name="T32">*</text:span><text:span text:style-name="T33">XZ doest provide any recovery option as like others when data corrupts.</text:span></text:p>
      <text:p text:style-name="P44"/>
      <text:p text:style-name="P44">*xz format lacks a version number field, which makes xz's extensibility problematic. </text:p>
      <text:p text:style-name="P44"/>
      <text:p text:style-name="P44">*Error detection in xz is less accurate than other formats. 2 of 5 detected are false positives.</text:p>
      <text:p text:style-name="P43"/>
      <text:p text:style-name="P51"><text:span text:style-name="T32">* </text:span><text:span text:style-name="T33">I</text:span><text:span text:style-name="T32">t fails to protect the length fields needed to decompress the data in the first place.</text:span></text:p>
      <text:p text:style-name="P43"><text:s/></text:p>
      <text:p text:style-name="P43">* Except the 'Backward Size' field in the stream footer, none of the many length fields in the xz format is protected by a check sequence . All suffer from the framing vulnerability.</text:p>
      <text:p text:style-name="P43"/>
      <text:p text:style-name="P51"><text:span text:style-name="T32">*LZMA2 headers make xz both more fragile and less efficient . </text:span><text:span text:style-name="T33">C</text:span><text:span text:style-name="T32">orruption in the uncompressed packets of a LZMA2 stream can't be detected by the decod</text:span><text:span text:style-name="T33">er.</text:span></text:p>
      <text:p text:style-name="P43"/>
      <text:p text:style-name="P51"><text:soft-page-break/><text:span text:style-name="T32">*</text:span><text:span text:style-name="T33">This causes framing error.</text:span></text:p>
      <text:p text:style-name="P44"/>
      <text:p text:style-name="P44">* Error may ocur during data compression these things needs to be identified during decompression. The error in decompression leads to multiplication of errors.</text:p>
      <text:p text:style-name="P44"/>
      <text:p text:style-name="P44">*If the corruption affects the stream flags, xz won't be able to verify the integrity of the data because the type and size of the check sequence are lost. </text:p>
      <text:p text:style-name="P44"/>
      <text:p text:style-name="P44"/>
      <text:p text:style-name="P44"/>
      <text:h text:style-name="P61" text:outline-level="2"><text:bookmark text:name="2._Document_the_history_of_programming_practices_who_lead_to_security_issues_and_how_to_fix_them"/>Document the history of programming practices who lead to security issues and how to fix them</text:h>
      <text:p text:style-name="P8"><text:span text:style-name="T6">Source</text:span>: https://bugzilla.mozilla.org/show_bug.cgi?id=278418</text:p>
      <text:p text:style-name="P43">1. Find a bug with a review+ patch which landed. </text:p>
      <text:p text:style-name="P43"><text:s text:c="4"/><text:span text:style-name="T56">Bug :</text:span><text:span text:style-name="T9"> 278418</text:span></text:p>
      <text:p text:style-name="P51"><text:span text:style-name="T32"><text:s text:c="2"/></text:span><text:span text:style-name="T46"><text:s/></text:span><text:bookmark text:name="field-value-short_desc"/><text:span text:style-name="T47"><text:s/></text:span><text:span text:style-name="T50">location bar spoofing when downloading with "onunload"</text:span></text:p>
      <text:p text:style-name="P51"><text:span text:style-name="T48"><text:s/></text:span><text:span text:style-name="T50"><text:s text:c="3"/></text:span><text:span text:style-name="T51">Status: </text:span><text:span text:style-name="T52">Fixed</text:span></text:p>
      <text:p text:style-name="P50"><text:s text:c="3"/><text:span text:style-name="T6"><text:s/></text:span><text:span text:style-name="T9">Importance:</text:span><text:span text:style-name="T56"> Critical</text:span></text:p>
      <text:p text:style-name="P50"><text:s/><text:span text:style-name="T6"><text:s text:c="3"/></text:span><text:span text:style-name="T9">Component:</text:span><text:span text:style-name="T56"> Security</text:span></text:p>
      <text:p text:style-name="P51"><text:span text:style-name="T32"><text:s text:c="3"/></text:span><text:span text:style-name="T53"><text:s/></text:span><text:bookmark text:name="ct-0"/><text:span text:style-name="T50">User-Agent: <text:s/></text:span><text:span text:style-name="T48"><text:s text:c="5"/>Mozilla/5.0 (Macintosh; U; PPC Mac OS X Mach-O; en-US; rv:1.7.5) <text:s text:c="60"/></text:span><text:span text:style-name="T49"><text:s text:c="34"/></text:span></text:p>
      <text:p text:style-name="P73"><text:s text:c="31"/>Gecko/20041107 Firefox/1.0</text:p>
      <text:p text:style-name="P53"><text:span text:style-name="T6"><text:s text:c="3"/>Build Identifier: <text:s/></text:span><text:s text:c="2"/>Mozilla/5.0 (Macintosh; U; PPC Mac OS X Mach-O; en-US; <text:span text:style-name="T56">rv:1.8a6</text:span> <text:s text:c="8"/><text:span text:style-name="T56">G</text:span>ecko/20050105 Firefox/1.0+</text:p>
      <text:p text:style-name="P49">2.Figure out what the security issue was.</text:p>
      <text:p text:style-name="P52"><text:span text:style-name="T34"><text:s text:c="2"/></text:span><text:span text:style-name="T38"><text:s/></text:span><text:span text:style-name="T34"><text:s text:c="2"/></text:span><text:span text:style-name="T35">Problem statement </text:span><text:span text:style-name="T39"><text:s/>:</text:span></text:p>
      <text:p text:style-name="P52"><text:span text:style-name="T39"><text:tab/></text:span><text:span text:style-name="T38">In case of download,</text:span><text:bookmark text:name="ct-01"/><text:span text:style-name="T40">invoked with "onunload", download dialog appears, then browser's location bar change to URL of linked page.</text:span></text:p>
      <text:p text:style-name="Preformatted_20_Text"/>
      <text:p text:style-name="P46"><text:tab/>Users may look at location bar instead of URL in the dialog, confirm that it is</text:p>
      <text:p text:style-name="P54">reliable site, click OK, and download malicious file.</text:p>
      <text:p text:style-name="P56">Security Issue: <text:s text:c="10"/>*<text:span text:style-name="T21">The attacker can reproduce the site for hacking. <text:s text:c="56"/><text:tab/><text:tab/><text:tab/> *This may lead to downloading of malicious file . <text:s text:c="40"/><text:tab/><text:tab/> <text:s text:c="12"/>*Virus can be Injected.</text:span></text:p>
      <text:p text:style-name="P57"><text:span text:style-name="T57">3. Understand how it was fixed. </text:span><text:s/></text:p>
      <text:p text:style-name="P60"><text:span text:style-name="T36">*</text:span><text:span text:style-name="T41"> </text:span><text:bookmark text:name="ct-11"/><text:span text:style-name="T41">This was fixed by </text:span><text:span text:style-name="T37">disallowing navigation during unload</text:span><text:span text:style-name="T41"> in bug 371360. <text:s text:c="76"/>*</text:span><text:bookmark text:name="ct-9"/><text:span text:style-name="T41"> </text:span><text:span text:style-name="T42">If</text:span><text:span text:style-name="T41"> </text:span><text:span text:style-name="T37">network.http.sendRefererHeader is set to "0,"</text:span><text:span text:style-name="T41"> the re-direction does not work. . <text:s text:c="32"/>*Virus can be Injected.</text:span></text:p>
      <text:p text:style-name="P74">4. Is it a problem that could happen again in a different configuration? </text:p>
      <text:p text:style-name="P59"><text:bookmark text:name="ct-02"/><text:span text:style-name="T36">*</text:span><text:span text:style-name="T41"> </text:span><text:bookmark text:name="ct-111"/><text:span text:style-name="T41">This was </text:span><text:bookmark text:name="ct-03"/><text:span text:style-name="T41">these changes shouldn't take precedence over loading of a new document. <text:s text:c="76"/>*This may lead to downloading of malicious file . <text:s text:c="40"/><text:tab/><text:tab/> <text:s text:c="31"/>*Virus can be Injected.</text:span></text:p>
      <text:p text:style-name="P74">5. If , document what a good practice to help developers understand and avoid hitting this issue in their code. </text:p>
      <text:p text:style-name="P58"><text:soft-page-break/><text:span text:style-name="T45">*</text:span><text:span text:style-name="T41"> </text:span><text:bookmark text:name="ct-113"/><text:span text:style-name="T42">In the download page, the timer can be disabled to prevent the time of spoofing.</text:span><text:span text:style-name="T41"> <text:s text:c="75"/>*</text:span><text:bookmark text:name="ct-92"/><text:span text:style-name="T41"> </text:span><text:span text:style-name="T42">If</text:span><text:span text:style-name="T41"> </text:span><text:span text:style-name="T44">network.http.sendRefererHeader is set to "0,"</text:span><text:span text:style-name="T41"> the re-direction does not work. <text:s text:c="33"/>*</text:span><text:span text:style-name="T42">Adds can be disabled in the download page else adds in the horizontal side </text:span><text:span text:style-name="T43">and adds near <text:s text:c="2"/>download button can be disabled</text:span><text:span text:style-name="T41">. </text:span><text:span text:style-name="T43">Because novice may click that unknowingly.</text:span><text:span text:style-name="T41"> </text:span></text:p>
      <text:p text:style-name="P55"/>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22:59:29.311092753</meta:creation-date>
    <dc:date>2017-03-25T17:30:01.298961995</dc:date>
    <meta:editing-duration>PT45M13S</meta:editing-duration>
    <meta:editing-cycles>5</meta:editing-cycles>
    <meta:generator>LibreOffice/5.1.6.2$Linux_X86_64 LibreOffice_project/10m0$Build-2</meta:generator>
    <meta:document-statistic meta:table-count="0" meta:image-count="0" meta:object-count="0" meta:page-count="6" meta:paragraph-count="154" meta:word-count="1541" meta:character-count="10309" meta:non-whitespace-character-count="8112"/>
  </office:meta>
</office:document-meta>
</file>